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Bandwidth used</text:p>
          </table:table-cell>
          <table:table-cell table:number-columns-repeated="2" office:value-type="string">
            <text:p>Response time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[.C2]/1000" office:value-type="float" office:value="0.2301">
            <text:p>0.2301</text:p>
          </table:table-cell>
          <table:table-cell office:value-type="float" office:value="230.1">
            <text:p>230.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C3]/1000" office:value-type="float" office:value="0.2396">
            <text:p>0.2396</text:p>
          </table:table-cell>
          <table:table-cell office:value-type="float" office:value="239.6">
            <text:p>239.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[.C4]/1000" office:value-type="float" office:value="0.2289">
            <text:p>0.2289</text:p>
          </table:table-cell>
          <table:table-cell office:value-type="float" office:value="228.9">
            <text:p>228.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C5]/1000" office:value-type="float" office:value="0.2336">
            <text:p>0.2336</text:p>
          </table:table-cell>
          <table:table-cell office:value-type="float" office:value="233.6">
            <text:p>233.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[.C6]/1000" office:value-type="float" office:value="0.2331">
            <text:p>0.2331</text:p>
          </table:table-cell>
          <table:table-cell office:value-type="float" office:value="233.1">
            <text:p>233.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[.C7]/1000" office:value-type="float" office:value="0.2325">
            <text:p>0.2325</text:p>
          </table:table-cell>
          <table:table-cell office:value-type="float" office:value="232.5">
            <text:p>232.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[.C8]/1000" office:value-type="float" office:value="0.2308">
            <text:p>0.2308</text:p>
          </table:table-cell>
          <table:table-cell office:value-type="float" office:value="230.8">
            <text:p>230.8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[.C9]/1000" office:value-type="float" office:value="0.2318">
            <text:p>0.2318</text:p>
          </table:table-cell>
          <table:table-cell office:value-type="float" office:value="231.8">
            <text:p>231.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[.C10]/1000" office:value-type="float" office:value="0.2266">
            <text:p>0.2266</text:p>
          </table:table-cell>
          <table:table-cell office:value-type="float" office:value="226.6">
            <text:p>226.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[.C11]/1000" office:value-type="float" office:value="0.2259">
            <text:p>0.2259</text:p>
          </table:table-cell>
          <table:table-cell office:value-type="float" office:value="225.9">
            <text:p>225.9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[.C12]/1000" office:value-type="float" office:value="0.235">
            <text:p>0.23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[.C13]/1000" office:value-type="float" office:value="0.2375">
            <text:p>0.2375</text:p>
          </table:table-cell>
          <table:table-cell office:value-type="float" office:value="237.5">
            <text:p>237.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[.C14]/1000" office:value-type="float" office:value="0.2325">
            <text:p>0.2325</text:p>
          </table:table-cell>
          <table:table-cell office:value-type="float" office:value="232.5">
            <text:p>232.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[.C15]/1000" office:value-type="float" office:value="0.2292">
            <text:p>0.2292</text:p>
          </table:table-cell>
          <table:table-cell office:value-type="float" office:value="229.2">
            <text:p>229.2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[.C16]/1000" office:value-type="float" office:value="0.2307">
            <text:p>0.2307</text:p>
          </table:table-cell>
          <table:table-cell office:value-type="float" office:value="230.7">
            <text:p>230.7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[.C17]/1000" office:value-type="float" office:value="0.2313">
            <text:p>0.2313</text:p>
          </table:table-cell>
          <table:table-cell office:value-type="float" office:value="231.3">
            <text:p>231.3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[.C18]/1000" office:value-type="float" office:value="0.2314">
            <text:p>0.2314</text:p>
          </table:table-cell>
          <table:table-cell office:value-type="float" office:value="231.4">
            <text:p>231.4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[.C19]/1000" office:value-type="float" office:value="0.2315">
            <text:p>0.2315</text:p>
          </table:table-cell>
          <table:table-cell office:value-type="float" office:value="231.5">
            <text:p>231.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[.C20]/1000" office:value-type="float" office:value="0.2306">
            <text:p>0.2306</text:p>
          </table:table-cell>
          <table:table-cell office:value-type="float" office:value="230.6">
            <text:p>230.6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[.C21]/1000" office:value-type="float" office:value="0.2317">
            <text:p>0.2317</text:p>
          </table:table-cell>
          <table:table-cell office:value-type="float" office:value="231.7">
            <text:p>231.7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[.C22]/1000" office:value-type="float" office:value="0.2319">
            <text:p>0.2319</text:p>
          </table:table-cell>
          <table:table-cell office:value-type="float" office:value="231.9">
            <text:p>231.9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[.C23]/1000" office:value-type="float" office:value="0.2342">
            <text:p>0.2342</text:p>
          </table:table-cell>
          <table:table-cell office:value-type="float" office:value="234.2">
            <text:p>234.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[.C24]/1000" office:value-type="float" office:value="0.235">
            <text:p>0.23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[.C25]/1000" office:value-type="float" office:value="0.2337">
            <text:p>0.2337</text:p>
          </table:table-cell>
          <table:table-cell office:value-type="float" office:value="233.7">
            <text:p>233.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[.C26]/1000" office:value-type="float" office:value="0.2351">
            <text:p>0.2351</text:p>
          </table:table-cell>
          <table:table-cell office:value-type="float" office:value="235.1">
            <text:p>235.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[.C27]/1000" office:value-type="float" office:value="0.2293">
            <text:p>0.2293</text:p>
          </table:table-cell>
          <table:table-cell office:value-type="float" office:value="229.3">
            <text:p>229.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[.C28]/1000" office:value-type="float" office:value="0.235">
            <text:p>0.23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[.C29]/1000" office:value-type="float" office:value="0.2472">
            <text:p>0.2472</text:p>
          </table:table-cell>
          <table:table-cell office:value-type="float" office:value="247.2">
            <text:p>247.2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[.C30]/1000" office:value-type="float" office:value="0.2562">
            <text:p>0.2562</text:p>
          </table:table-cell>
          <table:table-cell office:value-type="float" office:value="256.2">
            <text:p>256.2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[.C31]/1000" office:value-type="float" office:value="0.2701">
            <text:p>0.2701</text:p>
          </table:table-cell>
          <table:table-cell office:value-type="float" office:value="270.1">
            <text:p>270.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[.C32]/1000" office:value-type="float" office:value="0.3683">
            <text:p>0.3683</text:p>
          </table:table-cell>
          <table:table-cell office:value-type="float" office:value="368.3">
            <text:p>368.3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[.C33]/1000" office:value-type="float" office:value="0.7042">
            <text:p>0.7042</text:p>
          </table:table-cell>
          <table:table-cell office:value-type="float" office:value="704.2">
            <text:p>704.2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[.C34]/1000" office:value-type="float" office:value="1.3085">
            <text:p>1.3085</text:p>
          </table:table-cell>
          <table:table-cell office:value-type="float" office:value="1308.5">
            <text:p>1308.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[.C35]/1000" office:value-type="float" office:value="1.3418">
            <text:p>1.3418</text:p>
          </table:table-cell>
          <table:table-cell office:value-type="float" office:value="1341.8">
            <text:p>1341.8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[.C36]/1000" office:value-type="float" office:value="1.4144">
            <text:p>1.4144</text:p>
          </table:table-cell>
          <table:table-cell office:value-type="float" office:value="1414.4">
            <text:p>1414.4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[.C37]/1000" office:value-type="float" office:value="1.6435">
            <text:p>1.6435</text:p>
          </table:table-cell>
          <table:table-cell office:value-type="float" office:value="1643.5">
            <text:p>1643.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[.C38]/1000" office:value-type="float" office:value="1.8304">
            <text:p>1.8304</text:p>
          </table:table-cell>
          <table:table-cell office:value-type="float" office:value="1830.4">
            <text:p>1830.4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[.C39]/1000" office:value-type="float" office:value="1.733">
            <text:p>1.733</text:p>
          </table:table-cell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[.C40]/1000" office:value-type="float" office:value="2.1519">
            <text:p>2.1519</text:p>
          </table:table-cell>
          <table:table-cell office:value-type="float" office:value="2151.9">
            <text:p>2151.9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[.C41]/1000" office:value-type="float" office:value="2.4975">
            <text:p>2.4975</text:p>
          </table:table-cell>
          <table:table-cell office:value-type="float" office:value="2497.5">
            <text:p>2497.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[.C42]/1000" office:value-type="float" office:value="3.3399">
            <text:p>3.3399</text:p>
          </table:table-cell>
          <table:table-cell office:value-type="float" office:value="3339.9">
            <text:p>3339.9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[.C43]/1000" office:value-type="float" office:value="4.0331">
            <text:p>4.0331</text:p>
          </table:table-cell>
          <table:table-cell office:value-type="float" office:value="4033.1">
            <text:p>4033.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[.C44]/1000" office:value-type="float" office:value="4.9971">
            <text:p>4.9971</text:p>
          </table:table-cell>
          <table:table-cell office:value-type="float" office:value="4997.1">
            <text:p>4997.1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[.C45]/1000" office:value-type="float" office:value="5.8753">
            <text:p>5.8753</text:p>
          </table:table-cell>
          <table:table-cell office:value-type="float" office:value="5875.3">
            <text:p>5875.3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[.C46]/1000" office:value-type="float" office:value="5.0259">
            <text:p>5.0259</text:p>
          </table:table-cell>
          <table:table-cell office:value-type="float" office:value="5025.9">
            <text:p>5025.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[.C47]/1000" office:value-type="float" office:value="6.5713">
            <text:p>6.5713</text:p>
          </table:table-cell>
          <table:table-cell office:value-type="float" office:value="6571.3">
            <text:p>6571.3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[.C48]/1000" office:value-type="float" office:value="7.3925">
            <text:p>7.3925</text:p>
          </table:table-cell>
          <table:table-cell office:value-type="float" office:value="7392.5">
            <text:p>7392.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[.C49]/1000" office:value-type="float" office:value="8.5752">
            <text:p>8.5752</text:p>
          </table:table-cell>
          <table:table-cell office:value-type="float" office:value="8575.2">
            <text:p>8575.2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[.C50]/1000" office:value-type="float" office:value="9.214">
            <text:p>9.214</text:p>
          </table:table-cell>
          <table:table-cell office:value-type="float" office:value="9214">
            <text:p>9214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[.C51]/1000" office:value-type="float" office:value="8.661">
            <text:p>8.661</text:p>
          </table:table-cell>
          <table:table-cell office:value-type="float" office:value="8661">
            <text:p>8661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[.C52]/1000" office:value-type="float" office:value="7.7254">
            <text:p>7.7254</text:p>
          </table:table-cell>
          <table:table-cell office:value-type="float" office:value="7725.4">
            <text:p>7725.4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formula="of:=[.C53]/1000" office:value-type="float" office:value="7.4538">
            <text:p>7.4538</text:p>
          </table:table-cell>
          <table:table-cell office:value-type="float" office:value="7453.8">
            <text:p>7453.8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[.C54]/1000" office:value-type="float" office:value="9.461">
            <text:p>9.461</text:p>
          </table:table-cell>
          <table:table-cell office:value-type="float" office:value="9461">
            <text:p>946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[.C55]/1000" office:value-type="float" office:value="10.5671">
            <text:p>10.5671</text:p>
          </table:table-cell>
          <table:table-cell office:value-type="float" office:value="10567.1">
            <text:p>10567.1</text:p>
          </table:table-cell>
        </table:table-row>
      </table:table>
      <table:table table:name="Sheet2" table:style-name="ta1">
        <table:shapes>
          <draw:frame draw:z-index="0" draw:style-name="gr1" svg:width="18.083cm" svg:height="11.445cm" svg:x="0.001cm" svg:y="0.001cm">
            <draw:object draw:notify-on-update-of-ranges="Sheet1.A2:Sheet1.A55 Sheet1.B1:Sheet1.B1 Sheet1.B2:Sheet1.B5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2T11:06:04</dc:date>
    <dc:creator>Chris Wilson</dc:creator>
    <meta:generator>LibreOffice/3.5$Linux_x86 LibreOffice_project/350m1$Build-2</meta:generator>
    <meta:editing-duration>P0D</meta:editing-duration>
    <meta:editing-cycles>1</meta:editing-cycles>
    <meta:document-statistic meta:table-count="2" meta:cell-count="16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900" chart:maximum="1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4cm" svg:height="11.446cm" xlink:href=".." xlink:type="simple" chart:class="chart:scatter" chart:style-name="ch1">
        <chart:title svg:x="6.961cm" svg:y="0.364cm" chart:style-name="ch2">
          <text:p>Network Congestion</text:p>
        </chart:title>
        <chart:subtitle svg:x="6.352cm" svg:y="1.371cm" chart:style-name="ch3">
          <text:p>Effect on HTTP response time</text:p>
        </chart:subtitle>
        <chart:plot-area chart:style-name="ch4" table:cell-range-address="Sheet1.A2:Sheet1.B55 Sheet1.B1:Sheet1.B1" chart:data-source-has-labels="row" svg:x="1.372cm" svg:y="2.51cm" svg:width="15.99cm" svg:height="7.727cm">
          <chartooo:coordinate-region svg:x="1.994cm" svg:y="2.709cm" svg:width="14.996cm" svg:height="6.881cm"/>
          <chart:axis chart:dimension="x" chart:name="primary-x" chart:style-name="ch5">
            <chart:title svg:x="6.426cm" svg:y="10.465cm" chart:style-name="ch6">
              <text:p>Bandwidth used (kBps, capacity = 1000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991cm" chart:style-name="ch9">
              <text:p>Response time (secs)</text:p>
            </chart:title>
            <chart:grid chart:style-name="ch7" chart:class="major"/>
          </chart:axis>
          <chart:series chart:style-name="ch10" chart:values-cell-range-address="Sheet1.B2:Sheet1.B55" chart:label-cell-address="Sheet1.B1:Sheet1.B1" chart:class="chart:scatter">
            <chart:domain table:cell-range-address="Sheet1.A2:Sheet1.A55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ponse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2:Sheet1.A55</svg:desc>
                </draw:g>
              </table:table-cell>
              <table:table-cell office:value-type="float" office:value="0.2301">
                <text:p>0.2301</text:p>
                <draw:g>
                  <svg:desc>Sheet1.B2:Sheet1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.2396">
                <text:p>0.2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0.2289">
                <text:p>0.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0.2336">
                <text:p>0.2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">
                <text:p>810</text:p>
              </table:table-cell>
              <table:table-cell office:value-type="float" office:value="0.2331">
                <text:p>0.23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0">
                <text:p>830</text:p>
              </table:table-cell>
              <table:table-cell office:value-type="float" office:value="0.2308">
                <text:p>0.2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0">
                <text:p>840</text:p>
              </table:table-cell>
              <table:table-cell office:value-type="float" office:value="0.2318">
                <text:p>0.2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0.2266">
                <text:p>0.2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0">
                <text:p>860</text:p>
              </table:table-cell>
              <table:table-cell office:value-type="float" office:value="0.2259">
                <text:p>0.2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">
                <text:p>880</text:p>
              </table:table-cell>
              <table:table-cell office:value-type="float" office:value="0.2375">
                <text:p>0.2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0">
                <text:p>890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0.2292">
                <text:p>0.22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5">
                <text:p>905</text:p>
              </table:table-cell>
              <table:table-cell office:value-type="float" office:value="0.2307">
                <text:p>0.2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0">
                <text:p>910</text:p>
              </table:table-cell>
              <table:table-cell office:value-type="float" office:value="0.2313">
                <text:p>0.2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5">
                <text:p>915</text:p>
              </table:table-cell>
              <table:table-cell office:value-type="float" office:value="0.2314">
                <text:p>0.2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0">
                <text:p>920</text:p>
              </table:table-cell>
              <table:table-cell office:value-type="float" office:value="0.2315">
                <text:p>0.2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0.2306">
                <text:p>0.2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0">
                <text:p>930</text:p>
              </table:table-cell>
              <table:table-cell office:value-type="float" office:value="0.2317">
                <text:p>0.23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5">
                <text:p>935</text:p>
              </table:table-cell>
              <table:table-cell office:value-type="float" office:value="0.2319">
                <text:p>0.2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0">
                <text:p>940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5">
                <text:p>94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0">
                <text:p>950</text:p>
              </table:table-cell>
              <table:table-cell office:value-type="float" office:value="0.2337">
                <text:p>0.2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5">
                <text:p>955</text:p>
              </table:table-cell>
              <table:table-cell office:value-type="float" office:value="0.2351">
                <text:p>0.2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0">
                <text:p>960</text:p>
              </table:table-cell>
              <table:table-cell office:value-type="float" office:value="0.2293">
                <text:p>0.2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5">
                <text:p>965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0">
                <text:p>970</text:p>
              </table:table-cell>
              <table:table-cell office:value-type="float" office:value="0.2472">
                <text:p>0.2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5">
                <text:p>975</text:p>
              </table:table-cell>
              <table:table-cell office:value-type="float" office:value="0.2562">
                <text:p>0.2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0">
                <text:p>980</text:p>
              </table:table-cell>
              <table:table-cell office:value-type="float" office:value="0.2701">
                <text:p>0.2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5">
                <text:p>985</text:p>
              </table:table-cell>
              <table:table-cell office:value-type="float" office:value="0.3683">
                <text:p>0.36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0">
                <text:p>990</text:p>
              </table:table-cell>
              <table:table-cell office:value-type="float" office:value="0.7042">
                <text:p>0.7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5">
                <text:p>995</text:p>
              </table:table-cell>
              <table:table-cell office:value-type="float" office:value="1.3085">
                <text:p>1.3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">
                <text:p>1000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5">
                <text:p>1005</text:p>
              </table:table-cell>
              <table:table-cell office:value-type="float" office:value="1.4144">
                <text:p>1.4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10">
                <text:p>1010</text:p>
              </table:table-cell>
              <table:table-cell office:value-type="float" office:value="1.6435">
                <text:p>1.6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5">
                <text:p>1015</text:p>
              </table:table-cell>
              <table:table-cell office:value-type="float" office:value="1.8304">
                <text:p>1.83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0">
                <text:p>1020</text:p>
              </table:table-cell>
              <table:table-cell office:value-type="float" office:value="1.733">
                <text:p>1.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5">
                <text:p>1025</text:p>
              </table:table-cell>
              <table:table-cell office:value-type="float" office:value="2.1519">
                <text:p>2.15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0">
                <text:p>1030</text:p>
              </table:table-cell>
              <table:table-cell office:value-type="float" office:value="2.4975">
                <text:p>2.4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5">
                <text:p>1035</text:p>
              </table:table-cell>
              <table:table-cell office:value-type="float" office:value="3.3399">
                <text:p>3.3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0">
                <text:p>1040</text:p>
              </table:table-cell>
              <table:table-cell office:value-type="float" office:value="4.0331">
                <text:p>4.0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5">
                <text:p>1045</text:p>
              </table:table-cell>
              <table:table-cell office:value-type="float" office:value="4.9971">
                <text:p>4.99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50">
                <text:p>1050</text:p>
              </table:table-cell>
              <table:table-cell office:value-type="float" office:value="5.8753">
                <text:p>5.8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55">
                <text:p>1055</text:p>
              </table:table-cell>
              <table:table-cell office:value-type="float" office:value="5.0259">
                <text:p>5.0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0">
                <text:p>1060</text:p>
              </table:table-cell>
              <table:table-cell office:value-type="float" office:value="6.5713">
                <text:p>6.57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5">
                <text:p>1065</text:p>
              </table:table-cell>
              <table:table-cell office:value-type="float" office:value="7.3925">
                <text:p>7.3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0">
                <text:p>1070</text:p>
              </table:table-cell>
              <table:table-cell office:value-type="float" office:value="8.5752">
                <text:p>8.5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75">
                <text:p>1075</text:p>
              </table:table-cell>
              <table:table-cell office:value-type="float" office:value="9.214">
                <text:p>9.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0">
                <text:p>1080</text:p>
              </table:table-cell>
              <table:table-cell office:value-type="float" office:value="8.661">
                <text:p>8.6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5">
                <text:p>1085</text:p>
              </table:table-cell>
              <table:table-cell office:value-type="float" office:value="7.7254">
                <text:p>7.72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0">
                <text:p>1090</text:p>
              </table:table-cell>
              <table:table-cell office:value-type="float" office:value="7.4538">
                <text:p>7.45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5">
                <text:p>1095</text:p>
              </table:table-cell>
              <table:table-cell office:value-type="float" office:value="9.461">
                <text:p>9.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">
                <text:p>1100</text:p>
              </table:table-cell>
              <table:table-cell office:value-type="float" office:value="10.5671">
                <text:p>10.5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